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TableColumn15" style:family="table-column">
      <style:table-column-properties style:column-width="0.4048in" style:use-optimal-column-width="false"/>
    </style:style>
    <style:style style:name="TableColumn16" style:family="table-column">
      <style:table-column-properties style:column-width="1.5625in" style:use-optimal-column-width="false"/>
    </style:style>
    <style:style style:name="TableColumn17" style:family="table-column">
      <style:table-column-properties style:column-width="1.6666in" style:use-optimal-column-width="false"/>
    </style:style>
    <style:style style:name="Table14" style:family="table">
      <style:table-properties style:width="3.634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Use Case:<text:s/>Teleport player</text:p>
      <text:p text:style-name="P2"/>
      <text:p text:style-name="P3">Summery:<text:s/>Teleports player from a door to a new position.</text:p>
      <text:p text:style-name="P4"/>
      <text:p text:style-name="P5">Priority: High</text:p>
      <text:p text:style-name="P6"/>
      <text:p text:style-name="P7">Extends: none</text:p>
      <text:p text:style-name="P8"/>
      <text:p text:style-name="P9">Includes: None</text:p>
      <text:p text:style-name="P10"/>
      <text:p text:style-name="P11">Participators: Actual Player</text:p>
      <text:p text:style-name="P12"/>
      <text:p text:style-name="P13">Normal flow of events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Actor</text:p>
          </table:table-cell>
          <table:table-cell table:style-name="TableCell23">
            <text:p text:style-name="P24">System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Move to door</text:p>
          </table:table-cell>
          <table:table-cell table:style-name="TableCell30">
            <text:p text:style-name="P31">Detect collision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/>
          </table:table-cell>
          <table:table-cell table:style-name="TableCell37">
            <text:p text:style-name="P38">Sets player position</text:p>
          </table:table-cell>
        </table:table-row>
        <table:table-row table:style-name="TableRow39">
          <table:table-cell table:style-name="TableCell40">
            <text:p text:style-name="P41">3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4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5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6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7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8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9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10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11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12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13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14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15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ers Bolin</meta:initial-creator>
    <dc:creator>Philip Tibom</dc:creator>
    <meta:creation-date>2015-03-30T13:15:00Z</meta:creation-date>
    <dc:date>2015-05-31T21:49:00Z</dc:date>
    <meta:template xlink:href="Normal.dotm" xlink:type="simple"/>
    <meta:editing-cycles>6</meta:editing-cycles>
    <meta:editing-duration>PT2280S</meta:editing-duration>
    <meta:document-statistic meta:page-count="1" meta:paragraph-count="1" meta:word-count="49" meta:character-count="328" meta:row-count="2" meta:non-whitespace-character-count="280"/>
  </office:meta>
</office:document-meta>
</file>